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e0ee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fill="hatch" draw:fill-hatch-name="Black_20_45_20_Degrees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solid" draw:fill-color="#ade0ee" draw:textarea-vertical-align="middle" fo:padding-top="0.137cm" fo:padding-bottom="0.137cm" fo:padding-left="0.262cm" fo:padding-right="0.262cm" draw:shadow-offset-x="0.203cm" draw:shadow-offset-y="0.203cm"/>
    </style:style>
    <style:style style:name="gr6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152cm" draw:fill="none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6cm" svg:height="3.043cm" svg:x="3.78cm" svg:y="3.313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845cm" svg:height="3.391cm" svg:x="3.784cm" svg:y="2.984cm" svg:viewBox="0 0 846 3392" svg:d="m0 319c259-189 398-229 398-229l149-50 189-30 100-10c0 0 10 3401 10 3362s-846 0-846 0v30z">
          <text:p/>
        </draw:path>
        <draw:line draw:style-name="gr3" draw:text-style-name="P1" draw:layer="layout" svg:x1="1.386cm" svg:y1="6.351cm" svg:x2="7.362cm" svg:y2="6.351cm">
          <text:p/>
        </draw:line>
        <draw:line draw:style-name="gr3" draw:text-style-name="P1" draw:layer="layout" svg:x1="2.546cm" svg:y1="7.046cm" svg:x2="2.546cm" svg:y2="0.793cm">
          <text:p/>
        </draw:line>
        <draw:path draw:style-name="gr4" draw:text-style-name="P1" draw:layer="layout" svg:width="3.665cm" svg:height="1.733cm" svg:x="2.921cm" svg:y="2.596cm" svg:viewBox="0 0 3666 1734" svg:d="m0 1734c148-347 287-505 287-505l159-169 246-218 219-168c0 0 198-138 337-189s555-138 555-138c179-21 456 0 446 0s535 59 843-30l574-317">
          <text:p/>
        </draw:path>
        <draw:line draw:style-name="gr5" draw:text-style-name="P1" draw:layer="layout" svg:x1="3.782cm" svg:y1="3.31cm" svg:x2="3.782cm" svg:y2="6.352cm">
          <text:p/>
        </draw:line>
        <draw:line draw:style-name="gr6" draw:text-style-name="P1" xml:id="id5" draw:id="id5" draw:layer="layout" svg:x1="4.625cm" svg:y1="2.993cm" svg:x2="4.625cm" svg:y2="6.342cm">
          <text:p/>
        </draw:line>
        <draw:line draw:style-name="gr6" draw:text-style-name="P1" draw:layer="layout" svg:x1="3.773cm" svg:y1="3.3cm" svg:x2="2.547cm" svg:y2="3.3cm">
          <text:p/>
        </draw:line>
        <draw:frame draw:style-name="gr7" draw:layer="layout" svg:width="0.496cm" svg:height="0.53cm" svg:x="3.551cm" svg:y="6.4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787cm" svg:height="0.53cm" svg:x="4.437cm" svg:y="6.4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3" xml:id="id1" draw:id="id1" draw:layer="layout" svg:width="2.547cm" svg:height="1.191cm" svg:x="5.018cm" svg:y="0.836cm">
          <draw:text-box>
            <text:p text:style-name="P2"><text:span text:style-name="T1">this curve is</text:span></text:p>
            <text:p text:style-name="P2"><text:span text:style-name="T1">not known.</text:span></text:p>
          </draw:text-box>
        </draw:frame>
        <draw:connector draw:style-name="gr9" draw:text-style-name="P1" draw:layer="layout" draw:type="curve" svg:x1="5.018cm" svg:y1="1.431cm" svg:x2="4.246cm" svg:y2="2.926cm" draw:start-shape="id1" draw:start-glue-point="3" draw:end-shape="id2" draw:end-glue-point="0" svg:d="m5018 1431c-515 0-772 498-772 1495" svg:viewBox="0 0 773 1496">
          <text:p/>
        </draw:connector>
        <draw:custom-shape draw:style-name="gr10" draw:text-style-name="P1" xml:id="id2" draw:id="id2" draw:layer="layout" svg:width="0.209cm" svg:height="0.527cm" svg:x="4.142cm" svg:y="2.926cm">
          <text:p/>
          <draw:enhanced-geometry svg:viewBox="0 0 21600 21600" draw:type="rectangle" draw:enhanced-path="M 0 0 L 21600 0 21600 21600 0 21600 0 0 Z N"/>
        </draw:custom-shape>
        <draw:frame draw:style-name="gr7" xml:id="id7" draw:id="id7" draw:layer="layout" svg:width="0.67cm" svg:height="0.53cm" svg:x="1.791cm" svg:y="3.1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xml:id="id3" draw:id="id3" draw:layer="layout" svg:width="1.081cm" svg:height="0.528cm" svg:x="5.625cm" svg:y="3.41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9" draw:text-style-name="P1" draw:layer="layout" draw:type="curve" svg:x1="5.625cm" svg:y1="3.683cm" svg:x2="4.351cm" svg:y2="3.189cm" draw:start-shape="id3" draw:start-glue-point="3" draw:end-shape="id2" draw:end-glue-point="1" svg:d="m5625 3683c-955 0-319-494-1274-494" svg:viewBox="0 0 1275 495">
          <text:p/>
        </draw:connector>
        <draw:frame draw:style-name="gr7" xml:id="id4" draw:id="id4" draw:layer="layout" svg:width="2.027cm" svg:height="0.542cm" svg:x="4.999cm" svg:y="5.31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9" draw:text-style-name="P1" draw:layer="layout" draw:type="curve" svg:x1="6.012cm" svg:y1="5.316cm" svg:x2="4.625cm" svg:y2="4.667cm" draw:start-shape="id4" draw:start-glue-point="0" draw:end-shape="id5" draw:end-glue-point="1" svg:d="m6012 5316c0-433-462-649-1387-649" svg:viewBox="0 0 1388 650">
          <text:p/>
        </draw:connector>
        <draw:frame draw:style-name="gr7" draw:layer="layout" svg:width="1.489cm" svg:height="0.509cm" svg:x="1.925cm" svg:y="0.36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356cm" svg:height="0.47cm" svg:x="7.305cm" svg:y="6.14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4.606cm" svg:y1="2.974cm" svg:x2="2.537cm" svg:y2="2.974cm">
          <text:p/>
        </draw:line>
        <draw:frame draw:style-name="gr7" xml:id="id9" draw:id="id9" draw:layer="layout" svg:width="0.96cm" svg:height="0.53cm" svg:x="1.627cm" svg:y="2.45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3" xml:id="id6" draw:id="id6" draw:layer="layout" svg:width="1.653cm" svg:height="0.721cm" svg:x="0.657cm" svg:y="4.099cm">
          <draw:text-box>
            <text:p text:style-name="P2"><text:span text:style-name="T1">known</text:span></text:p>
          </draw:text-box>
        </draw:frame>
        <draw:connector draw:style-name="gr9" draw:text-style-name="P1" draw:layer="layout" draw:type="curve" svg:x1="1.483cm" svg:y1="4.099cm" svg:x2="1.791cm" svg:y2="3.366cm" draw:start-shape="id6" draw:start-glue-point="0" draw:end-shape="id7" draw:end-glue-point="3" svg:d="m1483 4099c0-489 102-733 308-733" svg:viewBox="0 0 309 734">
          <text:p/>
        </draw:connector>
        <draw:frame draw:style-name="gr8" draw:text-style-name="P3" xml:id="id8" draw:id="id8" draw:layer="layout" svg:width="2.301cm" svg:height="0.721cm" svg:x="0cm" svg:y="1.33cm">
          <draw:text-box>
            <text:p text:style-name="P2"><text:span text:style-name="T1">not known</text:span></text:p>
          </draw:text-box>
        </draw:frame>
        <draw:connector draw:style-name="gr9" draw:text-style-name="P1" draw:layer="layout" draw:type="curve" svg:x1="1.15cm" svg:y1="2.051cm" svg:x2="1.627cm" svg:y2="2.722cm" draw:start-shape="id8" draw:start-glue-point="2" draw:end-shape="id9" draw:end-glue-point="3" svg:d="m1150 2051c0 448 159 671 477 671" svg:viewBox="0 0 478 6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15:59:52</meta:creation-date>
    <dc:date>2015-01-18T22:08:56.495450774</dc:date>
    <meta:editing-duration>PT23M23S</meta:editing-duration>
    <meta:editing-cycles>12</meta:editing-cycles>
    <meta:generator>LibreOffice/4.1.6.2$Linux_X86_64 LibreOffice_project/410m0$Build-2</meta:generator>
    <meta:document-statistic meta:object-count="26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F</mi>
              <mi>n</mi>
            </msub>
          </mrow>
        </mrow>
      </mstyle>
    </mrow>
    <annotation encoding="StarMath 5.0">size 12 {F_n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text> </mtext>
              <mo stretchy="false">∝</mo>
              <msup>
                <mi>h</mi>
                <mn>2</mn>
              </msup>
            </mrow>
          </mrow>
        </mrow>
      </mstyle>
    </mrow>
    <annotation encoding="StarMath 5.0">size 12 {" " prop h^2}</annotation>
  </semantics>
</math>
</file>

<file path=Object 5/content.xml><?xml version="1.0" encoding="utf-8"?>
<math xmlns="http://www.w3.org/1998/Math/MathML">
  <semantics>
    <mrow>
      <mstyle mathsize="12pt">
        <mrow>
          <mrow>
            <mi>F</mi>
            <mrow>
              <mo stretchy="false">(</mo>
              <mrow>
                <msub>
                  <mi>x</mi>
                  <mi>n</mi>
                </msub>
                <mi>,</mi>
                <msub>
                  <mi>t</mi>
                  <mi>n</mi>
                </msub>
              </mrow>
              <mo stretchy="false">)</mo>
            </mrow>
            <mi>h</mi>
          </mrow>
        </mrow>
      </mstyle>
    </mrow>
    <annotation encoding="StarMath 5.0">size 12 {F(x_n,t_n) h}</annotation>
  </semantics>
</math>
</file>

<file path=Object 6/content.xml><?xml version="1.0" encoding="utf-8"?>
<math xmlns="http://www.w3.org/1998/Math/MathML">
  <semantics>
    <mrow>
      <mstyle mathsize="12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12 {F(x,t)}</annotation>
  </semantics>
</math>
</file>

<file path=Object 7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F_{n+1}}</annotation>
  </semantics>
</math>
</file>